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4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53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6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rotation-align="none"/>
    </style:style>
    <style:style style:name="ce5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6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6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71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7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80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1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9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rotation-align="none"/>
    </style:style>
    <style:style style:name="ce85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0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1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8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2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2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7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133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35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8"/>
        <table:table-column table:style-name="co1" table:default-cell-style-name="ce70"/>
        <table:table-column table:style-name="co1" table:default-cell-style-name="ce58"/>
        <table:table-column table:style-name="co1" table:default-cell-style-name="ce112"/>
        <table:table-column table:style-name="co1" table:default-cell-style-name="ce114"/>
        <table:table-column table:style-name="co1" table:default-cell-style-name="ce98"/>
        <table:table-column table:style-name="co1" table:default-cell-style-name="ce79"/>
        <table:table-column table:style-name="co1" table:number-columns-repeated="2" table:default-cell-style-name="Default"/>
        <table:table-column table:style-name="co1" table:default-cell-style-name="ce112"/>
        <table:table-column table:style-name="co1" table:default-cell-style-name="ce114"/>
        <table:table-column table:style-name="co1" table:default-cell-style-name="ce98"/>
        <table:table-column table:style-name="co1" table:default-cell-style-name="ce58"/>
        <table:table-column table:style-name="co1" table:default-cell-style-name="ce70"/>
        <table:table-column table:style-name="co1" table:default-cell-style-name="ce110"/>
        <table:table-column table:style-name="co1" table:default-cell-style-name="ce116"/>
        <table:table-column table:style-name="co1" table:number-columns-repeated="2" table:default-cell-style-name="Default"/>
        <table:table-column table:style-name="co1" table:default-cell-style-name="ce128"/>
        <table:table-column table:style-name="co1" table:number-columns-repeated="3" table:default-cell-style-name="Default"/>
        <table:table-column table:style-name="co1" table:default-cell-style-name="ce116"/>
        <table:table-column table:style-name="co1" table:default-cell-style-name="ce98"/>
        <table:table-column table:style-name="co1" table:default-cell-style-name="ce93"/>
        <table:table-column table:style-name="co1" table:number-columns-repeated="4" table:default-cell-style-name="Default"/>
        <table:table-column table:style-name="co1" table:number-columns-repeated="2" table:default-cell-style-name="ce84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58" table:number-columns-repeated="3"/>
          <table:table-cell table:number-columns-repeated="2"/>
          <table:table-cell table:style-name="ce112"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12"/>
          <table:table-cell table:style-name="ce124"/>
          <table:table-cell/>
          <table:table-cell table:style-name="ce58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covered-table-cell table:number-columns-repeated="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7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/>
          <table:table-cell table:number-columns-repeated="2"/>
          <table:table-cell table:style-name="ce79"/>
          <table:table-cell/>
          <table:table-cell table:style-name="ce112" office:value-type="float" office:value="19" calcext:value-type="float">
            <text:p>19</text:p>
          </table:table-cell>
          <table:table-cell table:style-name="ce12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  <table:covered-table-cell table:number-columns-repeated="2" table:style-name="Default"/>
          <table:covered-table-cell table:number-columns-repeated="6"/>
          <table:covered-table-cell table:number-columns-repeated="4" table:style-name="ce84"/>
          <table:table-cell table:number-columns-repeated="3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6" calcext:value-type="float">
            <text:p>6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/>
          <table:table-cell table:number-columns-repeated="2"/>
          <table:table-cell table:style-name="ce123"/>
          <table:table-cell/>
          <table:table-cell table:style-name="ce112" office:value-type="float" office:value="24" calcext:value-type="float">
            <text:p>24</text:p>
          </table:table-cell>
          <table:table-cell table:style-name="ce124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78" office:value-type="float" office:value="20" calcext:value-type="float">
            <text:p>20</text:p>
          </table:table-cell>
          <table:table-cell table:style-name="ce78"/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3"/>
          <table:covered-table-cell table:number-columns-repeated="3" table:style-name="Default"/>
          <table:covered-table-cell table:style-name="ce130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84"/>
          <table:table-cell table:number-columns-repeated="3"/>
          <table:table-cell table:style-name="ce134" office:value-type="float" office:value="3" calcext:value-type="float">
            <text:p>3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112" table:number-columns-repeated="2"/>
          <table:table-cell/>
          <table:table-cell table:style-name="ce112"/>
          <table:table-cell/>
          <table:table-cell table:style-name="ce112" office:value-type="float" office:value="29" calcext:value-type="float">
            <text:p>29</text:p>
          </table:table-cell>
          <table:table-cell table:style-name="ce12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78" office:value-type="float" office:value="25" calcext:value-type="float">
            <text:p>25</text:p>
          </table:table-cell>
          <table:table-cell table:style-name="ce78"/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29"/>
          <table:covered-table-cell table:number-columns-repeated="4" table:style-name="ce132"/>
          <table:table-cell table:number-columns-repeated="3"/>
          <table:table-cell table:style-name="ce133" office:value-type="float" office:value="5" calcext:value-type="float">
            <text:p>5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78"/>
          <table:table-cell table:style-name="ce85"/>
          <table:table-cell table:number-columns-repeated="2"/>
          <table:table-cell table:style-name="ce113" table:number-columns-spanned="1" table:number-rows-spanned="2"/>
          <table:table-cell table:style-name="ce113" table:number-columns-spanned="1" table:number-rows-spanned="2"/>
          <table:table-cell table:style-name="ce113" table:number-columns-spanned="1" table:number-rows-spanned="2"/>
          <table:table-cell table:style-name="ce113" table:number-columns-spanned="1" table:number-rows-spanned="2"/>
          <table:table-cell/>
          <table:table-cell table:style-name="ce113" table:number-columns-spanned="1" table:number-rows-spanned="2"/>
          <table:table-cell table:style-name="ce113" table:number-columns-spanned="1" table:number-rows-spanned="2"/>
          <table:table-cell table:style-name="ce113" table:number-columns-spanned="1" table:number-rows-spanned="2"/>
          <table:table-cell table:style-name="ce125" table:number-columns-spanned="1" table:number-rows-spanned="2"/>
          <table:table-cell table:number-columns-repeated="2"/>
          <table:table-cell table:style-name="ce127"/>
          <table:table-cell table:style-name="ce78"/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29"/>
          <table:covered-table-cell table:number-columns-repeated="3" table:style-name="ce132"/>
          <table:covered-table-cell table:style-name="ce84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79" table:number-columns-repeated="4"/>
          <table:covered-table-cell table:style-name="ce79"/>
          <table:covered-table-cell table:number-columns-repeated="2" table:style-name="ce119"/>
          <table:covered-table-cell table:style-name="ce113"/>
          <table:table-cell/>
          <table:covered-table-cell table:style-name="ce113"/>
          <table:covered-table-cell table:number-columns-repeated="2" table:style-name="ce119"/>
          <table:covered-table-cell table:style-name="ce125"/>
          <table:table-cell table:style-name="ce79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6"/>
          <table:table-cell table:style-name="ce84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style-name="ce130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89" table:formula="of:=[.AT2]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float" office:value="5" calcext:value-type="float">
            <text:p>5</text:p>
          </table:table-cell>
          <table:table-cell table:style-name="ce89" table:formula="of:=[.AU2]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126" office:value-type="float" office:value="1" calcext:value-type="float">
            <text:p>1</text:p>
          </table:table-cell>
          <table:table-cell table:style-name="ce99" table:formula="of:=[.AV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 table:style-name="ce98"/>
          <table:table-cell table:style-name="ce93" office:value-type="float" office:value="4" calcext:value-type="float">
            <text:p>4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9" table:formula="of:=[.AW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0"/>
          <table:table-cell office:value-type="float" office:value="5" calcext:value-type="float">
            <text:p>5</text:p>
          </table:table-cell>
          <table:table-cell table:style-name="ce126"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99" table:formula="of:=[.AX2]" office:value-type="float" office:value="6" calcext:value-type="float">
            <text:p>6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" calcext:value-type="string">
            <text:p>"0": { "0": 6, "1": 1, "2": 1, "3": 1, "4": 3, "5": 6, "6": 4, "7": 3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1" office:value-type="float" office:value="5" calcext:value-type="float">
            <text:p>5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2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4" calcext:value-type="float">
            <text:p>4</text:p>
          </table:table-cell>
          <table:table-cell table:style-name="ce98"/>
          <table:table-cell table:style-name="ce122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" calcext:value-type="string">
            <text:p>"1": { "0": 5, "1": 3, "2": 1, "3": 1, "4": 5, "5": 5, "6": 3, "7": 2, "8": 1, "9": 5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2"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2"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0"/>
          <table:table-cell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2" table:style-name="ce116" office:value-type="float" office:value="6" calcext:value-type="float">
            <text:p>6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" calcext:value-type="string">
            <text:p>"2": { "0": 5, "1": 1, "2": 2, "3": 2, "4": 5, "5": 3, "6": 2, "7": 2, "8": 1, "9": 4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4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" calcext:value-type="string">
            <text:p>"3": { "0": 4, "1": 1, "2": 1, "3": 4, "4": 4, "5": 4, "6": 3, "7": 2, "8": 2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5" table:formula="of:=COM.MICROSOFT.CONCAT(&quot;&quot;&quot;&quot;;[.$B$2]; &quot;&quot;&quot;: &quot;; [.B8])" office:value-type="string" office:string-value="&quot;0&quot;: 6" calcext:value-type="string">
            <text:p>"0": 6</text:p>
          </table:table-cell>
          <table:table-cell table:style-name="ce95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95"/>
          <table:table-cell table:style-name="ce95" table:formula="of:=COM.MICROSOFT.CONCAT(&quot;&quot;&quot;&quot;;[.$B$2]; &quot;&quot;&quot;: &quot;; [.H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I8])" office:value-type="string" office:string-value="&quot;1&quot;: 3" calcext:value-type="string">
            <text:p>"1": 3</text:p>
          </table:table-cell>
          <table:table-cell table:style-name="ce95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L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N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P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Q8])" office:value-type="string" office:string-value="&quot;3&quot;: 2" calcext:value-type="string">
            <text:p>"3": 2</text:p>
          </table:table-cell>
          <table:table-cell table:style-name="ce95" table:formula="of:=COM.MICROSOFT.CONCAT(&quot;&quot;&quot;&quot;;[.$F$2]; &quot;&quot;&quot;: &quot;; [.R8])" office:value-type="string" office:string-value="&quot;4&quot;: 5" calcext:value-type="string">
            <text:p>"4": 5</text:p>
          </table:table-cell>
          <table:table-cell table:style-name="ce95"/>
          <table:table-cell table:style-name="ce95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95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95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95" table:formula="of:=COM.MICROSOFT.CONCAT(&quot;&quot;&quot;&quot;;[.$E$2]; &quot;&quot;&quot;: &quot;; [.W8])" office:value-type="string" office:string-value="&quot;3&quot;: 4" calcext:value-type="string">
            <text:p>"3": 4</text:p>
          </table:table-cell>
          <table:table-cell table:style-name="ce95" table:formula="of:=COM.MICROSOFT.CONCAT(&quot;&quot;&quot;&quot;;[.$F$2]; &quot;&quot;&quot;: &quot;; [.X8])" office:value-type="string" office:string-value="&quot;4&quot;: 4" calcext:value-type="string">
            <text:p>"4": 4</text:p>
          </table:table-cell>
          <table:table-cell table:style-name="ce95"/>
          <table:table-cell table:style-name="ce95" table:formula="of:=COM.MICROSOFT.CONCAT(&quot;&quot;&quot;&quot;;[.$B$2]; &quot;&quot;&quot;: &quot;; [.Z8])" office:value-type="string" office:string-value="&quot;0&quot;: 5" calcext:value-type="string">
            <text:p>"0": 5</text:p>
          </table:table-cell>
          <table:table-cell table:style-name="ce95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95" table:formula="of:=COM.MICROSOFT.CONCAT(&quot;&quot;&quot;&quot;;[.$D$2]; &quot;&quot;&quot;: &quot;; [.AB8])" office:value-type="string" office:string-value="&quot;2&quot;: 2" calcext:value-type="string">
            <text:p>"2": 2</text:p>
          </table:table-cell>
          <table:table-cell table:style-name="ce95" table:formula="of:=COM.MICROSOFT.CONCAT(&quot;&quot;&quot;&quot;;[.$E$2]; &quot;&quot;&quot;: &quot;; [.AC8])" office:value-type="string" office:string-value="&quot;3&quot;: 1" calcext:value-type="string">
            <text:p>"3": 1</text:p>
          </table:table-cell>
          <table:table-cell table:style-name="ce95" table:formula="of:=COM.MICROSOFT.CONCAT(&quot;&quot;&quot;&quot;;[.$F$2]; &quot;&quot;&quot;: &quot;; [.AD8])" office:value-type="string" office:string-value="&quot;4&quot;: 6" calcext:value-type="string">
            <text:p>"4": 6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5" table:formula="of:=COM.MICROSOFT.CONCAT(&quot;&quot;&quot;&quot;;[.$B$3]; &quot;&quot;&quot;: &quot;; [.B9])" office:value-type="string" office:string-value="&quot;5&quot;: 6" calcext:value-type="string">
            <text:p>"5": 6</text:p>
          </table:table-cell>
          <table:table-cell table:style-name="ce95" table:formula="of:=COM.MICROSOFT.CONCAT(&quot;&quot;&quot;&quot;;[.$C$3]; &quot;&quot;&quot;: &quot;; [.C9])" office:value-type="string" office:string-value="&quot;6&quot;: 4" calcext:value-type="string">
            <text:p>"6": 4</text:p>
          </table:table-cell>
          <table:table-cell table:style-name="ce95" table:formula="of:=COM.MICROSOFT.CONCAT(&quot;&quot;&quot;&quot;;[.$D$3]; &quot;&quot;&quot;: &quot;; [.D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F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H9])" office:value-type="string" office:string-value="&quot;5&quot;: 5" calcext:value-type="string">
            <text:p>"5": 5</text:p>
          </table:table-cell>
          <table:table-cell table:style-name="ce95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L9])" office:value-type="string" office:string-value="&quot;9&quot;: 5" calcext:value-type="string">
            <text:p>"9": 5</text:p>
          </table:table-cell>
          <table:table-cell table:style-name="ce95"/>
          <table:table-cell table:style-name="ce95" table:formula="of:=COM.MICROSOFT.CONCAT(&quot;&quot;&quot;&quot;;[.$B$3]; &quot;&quot;&quot;: &quot;; [.N9])" office:value-type="string" office:string-value="&quot;5&quot;: 3" calcext:value-type="string">
            <text:p>"5": 3</text:p>
          </table:table-cell>
          <table:table-cell table:style-name="ce95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95" table:formula="of:=COM.MICROSOFT.CONCAT(&quot;&quot;&quot;&quot;;[.$D$3]; &quot;&quot;&quot;: &quot;; [.P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95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95"/>
          <table:table-cell table:style-name="ce95" table:formula="of:=COM.MICROSOFT.CONCAT(&quot;&quot;&quot;&quot;;[.$B$3]; &quot;&quot;&quot;: &quot;; [.T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U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95" table:formula="of:=COM.MICROSOFT.CONCAT(&quot;&quot;&quot;&quot;;[.$E$3]; &quot;&quot;&quot;: &quot;; [.W9])" office:value-type="string" office:string-value="&quot;8&quot;: 2" calcext:value-type="string">
            <text:p>"8": 2</text:p>
          </table:table-cell>
          <table:table-cell table:style-name="ce95" table:formula="of:=COM.MICROSOFT.CONCAT(&quot;&quot;&quot;&quot;;[.$F$3]; &quot;&quot;&quot;: &quot;; [.X9])" office:value-type="string" office:string-value="&quot;9&quot;: 3" calcext:value-type="string">
            <text:p>"9": 3</text:p>
          </table:table-cell>
          <table:table-cell table:style-name="ce95"/>
          <table:table-cell table:style-name="ce95" table:formula="of:=COM.MICROSOFT.CONCAT(&quot;&quot;&quot;&quot;;[.$B$3]; &quot;&quot;&quot;: &quot;; [.Z9])" office:value-type="string" office:string-value="&quot;5&quot;: 4" calcext:value-type="string">
            <text:p>"5": 4</text:p>
          </table:table-cell>
          <table:table-cell table:style-name="ce95" table:formula="of:=COM.MICROSOFT.CONCAT(&quot;&quot;&quot;&quot;;[.$C$3]; &quot;&quot;&quot;: &quot;; [.AA9])" office:value-type="string" office:string-value="&quot;6&quot;: 3" calcext:value-type="string">
            <text:p>"6": 3</text:p>
          </table:table-cell>
          <table:table-cell table:style-name="ce95" table:formula="of:=COM.MICROSOFT.CONCAT(&quot;&quot;&quot;&quot;;[.$D$3]; &quot;&quot;&quot;: &quot;; [.AB9])" office:value-type="string" office:string-value="&quot;7&quot;: 3" calcext:value-type="string">
            <text:p>"7": 3</text:p>
          </table:table-cell>
          <table:table-cell table:style-name="ce95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95" table:formula="of:=COM.MICROSOFT.CONCAT(&quot;&quot;&quot;&quot;;[.$F$3]; &quot;&quot;&quot;: &quot;; [.AD9])" office:value-type="string" office:string-value="&quot;9&quot;: 3" calcext:value-type="string">
            <text:p>"9": 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5" table:formula="of:=COM.MICROSOFT.CONCAT(&quot;&quot;&quot;&quot;;[.$B$4]; &quot;&quot;&quot;: &quot;; [.B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C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D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E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F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H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I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J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K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L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N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O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P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Q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R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T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U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V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W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X10])" office:value-type="string" office:string-value="&quot;14&quot;: 6" calcext:value-type="string">
            <text:p>"14": 6</text:p>
          </table:table-cell>
          <table:table-cell table:style-name="ce95"/>
          <table:table-cell table:style-name="ce95" table:formula="of:=COM.MICROSOFT.CONCAT(&quot;&quot;&quot;&quot;;[.$B$4]; &quot;&quot;&quot;: &quot;; [.Z10])" office:value-type="string" office:string-value="&quot;10&quot;: 6" calcext:value-type="string">
            <text:p>"10": 6</text:p>
          </table:table-cell>
          <table:table-cell table:style-name="ce95" table:formula="of:=COM.MICROSOFT.CONCAT(&quot;&quot;&quot;&quot;;[.$C$4]; &quot;&quot;&quot;: &quot;; [.AA10])" office:value-type="string" office:string-value="&quot;11&quot;: 6" calcext:value-type="string">
            <text:p>"11": 6</text:p>
          </table:table-cell>
          <table:table-cell table:style-name="ce95" table:formula="of:=COM.MICROSOFT.CONCAT(&quot;&quot;&quot;&quot;;[.$D$4]; &quot;&quot;&quot;: &quot;; [.AB10])" office:value-type="string" office:string-value="&quot;12&quot;: 6" calcext:value-type="string">
            <text:p>"12": 6</text:p>
          </table:table-cell>
          <table:table-cell table:style-name="ce95" table:formula="of:=COM.MICROSOFT.CONCAT(&quot;&quot;&quot;&quot;;[.$E$4]; &quot;&quot;&quot;: &quot;; [.AC10])" office:value-type="string" office:string-value="&quot;13&quot;: 6" calcext:value-type="string">
            <text:p>"13": 6</text:p>
          </table:table-cell>
          <table:table-cell table:style-name="ce95" table:formula="of:=COM.MICROSOFT.CONCAT(&quot;&quot;&quot;&quot;;[.$F$4]; &quot;&quot;&quot;: &quot;; [.AD10])" office:value-type="string" office:string-value="&quot;14&quot;: 6" calcext:value-type="string">
            <text:p>"14": 6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" calcext:value-type="string">
            <text:p>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11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6" office:value-type="float" office:value="6" calcext:value-type="float">
            <text:p>6</text:p>
          </table:table-cell>
          <table:table-cell table:style-name="ce120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" calcext:value-type="string">
            <text:p>"5": { "0": 6, "1": 3, "2": 2, "3": 4, "4": 6, "5": 3, "6": 1, "7": 1, "8": 1, "9": 3, "10": 6, "11": 5, "12": 3, "13": 3, "14": 6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9" table:formula="of:=[.AT3]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99" table:formula="of:=[.AU3]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126" office:value-type="float" office:value="1" calcext:value-type="float">
            <text:p>1</text:p>
          </table:table-cell>
          <table:table-cell table:style-name="ce99" table:formula="of:=[.AV3]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9" table:formula="of:=[.AW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0"/>
          <table:table-cell table:style-name="ce122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99" table:formula="of:=[.AX3]" office:value-type="float" office:value="3" calcext:value-type="float">
            <text:p>3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6": { "0": 6, "1": 3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3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6" calcext:value-type="float">
            <text:p>6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6" office:value-type="float" office:value="5" calcext:value-type="float">
            <text:p>5</text:p>
          </table:table-cell>
          <table:table-cell table:style-name="ce98"/>
          <table:table-cell table:style-name="ce93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" calcext:value-type="string">
            <text:p>"7": { "0": 6, "1": 3, "2": 2, "3": 4, "4": 6, "5": 3, "6": 1, "7": 1, "8": 1, "9": 3, "10": 5, "11": 4, "12": 4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11"/>
          <table:table-cell/>
          <table:table-cell table:style-name="ce98" table:number-columns-repeated="5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" calcext:value-type="string">
            <text:p>"8": { "0": 6, "1": 2, "2": 1, "3": 4, "4": 6, "5": 3, "6": 1, "7": 1, "8": 1, "9": 3, "10": 5, "11": 4, "12": 4, "13": 2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100" table:formula="of:=COM.MICROSOFT.CONCAT(&quot;&quot;&quot;&quot;;[.$B$2]; &quot;&quot;&quot;: &quot;; [.B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C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D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E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F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H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K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L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N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00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00" table:formula="of:=COM.MICROSOFT.CONCAT(&quot;&quot;&quot;&quot;;[.$E$2]; &quot;&quot;&quot;: &quot;; [.Q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R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T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00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00" table:formula="of:=COM.MICROSOFT.CONCAT(&quot;&quot;&quot;&quot;;[.$E$2]; &quot;&quot;&quot;: &quot;; [.W16])" office:value-type="string" office:string-value="&quot;3&quot;: 4" calcext:value-type="string">
            <text:p>"3": 4</text:p>
          </table:table-cell>
          <table:table-cell table:style-name="ce100" table:formula="of:=COM.MICROSOFT.CONCAT(&quot;&quot;&quot;&quot;;[.$F$2]; &quot;&quot;&quot;: &quot;; [.X16])" office:value-type="string" office:string-value="&quot;4&quot;: 6" calcext:value-type="string">
            <text:p>"4": 6</text:p>
          </table:table-cell>
          <table:table-cell table:style-name="ce100"/>
          <table:table-cell table:style-name="ce100" table:formula="of:=COM.MICROSOFT.CONCAT(&quot;&quot;&quot;&quot;;[.$B$2]; &quot;&quot;&quot;: &quot;; [.Z16])" office:value-type="string" office:string-value="&quot;0&quot;: 6" calcext:value-type="string">
            <text:p>"0": 6</text:p>
          </table:table-cell>
          <table:table-cell table:style-name="ce100" table:formula="of:=COM.MICROSOFT.CONCAT(&quot;&quot;&quot;&quot;;[.$C$2]; &quot;&quot;&quot;: &quot;; [.AA16])" office:value-type="string" office:string-value="&quot;1&quot;: 4" calcext:value-type="string">
            <text:p>"1": 4</text:p>
          </table:table-cell>
          <table:table-cell table:style-name="ce131" table:formula="of:=COM.MICROSOFT.CONCAT(&quot;&quot;&quot;&quot;;[.$D$2]; &quot;&quot;&quot;: &quot;; [.AB16])" office:value-type="string" office:string-value="&quot;2&quot;: 3" calcext:value-type="string">
            <text:p>"2": 3</text:p>
          </table:table-cell>
          <table:table-cell table:style-name="ce100" table:formula="of:=COM.MICROSOFT.CONCAT(&quot;&quot;&quot;&quot;;[.$E$2]; &quot;&quot;&quot;: &quot;; [.AC16])" office:value-type="string" office:string-value="&quot;3&quot;: 2" calcext:value-type="string">
            <text:p>"3": 2</text:p>
          </table:table-cell>
          <table:table-cell table:style-name="ce100" table:formula="of:=COM.MICROSOFT.CONCAT(&quot;&quot;&quot;&quot;;[.$F$2]; &quot;&quot;&quot;: &quot;; [.AD16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100" table:formula="of:=COM.MICROSOFT.CONCAT(&quot;&quot;&quot;&quot;;[.$B$3]; &quot;&quot;&quot;: &quot;; [.B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F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H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L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N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R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T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00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00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X17])" office:value-type="string" office:string-value="&quot;9&quot;: 3" calcext:value-type="string">
            <text:p>"9": 3</text:p>
          </table:table-cell>
          <table:table-cell table:style-name="ce100"/>
          <table:table-cell table:style-name="ce100" table:formula="of:=COM.MICROSOFT.CONCAT(&quot;&quot;&quot;&quot;;[.$B$3]; &quot;&quot;&quot;: &quot;; [.Z17])" office:value-type="string" office:string-value="&quot;5&quot;: 3" calcext:value-type="string">
            <text:p>"5": 3</text:p>
          </table:table-cell>
          <table:table-cell table:style-name="ce100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00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00" table:formula="of:=COM.MICROSOFT.CONCAT(&quot;&quot;&quot;&quot;;[.$E$3]; &quot;&quot;&quot;: &quot;; [.AC17])" office:value-type="string" office:string-value="&quot;8&quot;: 1" calcext:value-type="string">
            <text:p>"8": 1</text:p>
          </table:table-cell>
          <table:table-cell table:style-name="ce100" table:formula="of:=COM.MICROSOFT.CONCAT(&quot;&quot;&quot;&quot;;[.$F$3]; &quot;&quot;&quot;: &quot;; [.AD17])" office:value-type="string" office:string-value="&quot;9&quot;: 3" calcext:value-type="string">
            <text:p>"9": 3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84"/>
          <table:table-cell table:style-name="ce100" table:formula="of:=COM.MICROSOFT.CONCAT(&quot;&quot;&quot;&quot;;[.$B$4]; &quot;&quot;&quot;: &quot;; [.B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C18])" office:value-type="string" office:string-value="&quot;11&quot;: 5" calcext:value-type="string">
            <text:p>"11": 5</text:p>
          </table:table-cell>
          <table:table-cell table:style-name="ce100" table:formula="of:=COM.MICROSOFT.CONCAT(&quot;&quot;&quot;&quot;;[.$D$4]; &quot;&quot;&quot;: &quot;; [.D18])" office:value-type="string" office:string-value="&quot;12&quot;: 3" calcext:value-type="string">
            <text:p>"12": 3</text:p>
          </table:table-cell>
          <table:table-cell table:style-name="ce100" table:formula="of:=COM.MICROSOFT.CONCAT(&quot;&quot;&quot;&quot;;[.$E$4]; &quot;&quot;&quot;: &quot;; [.E18])" office:value-type="string" office:string-value="&quot;13&quot;: 3" calcext:value-type="string">
            <text:p>"13": 3</text:p>
          </table:table-cell>
          <table:table-cell table:style-name="ce100" table:formula="of:=COM.MICROSOFT.CONCAT(&quot;&quot;&quot;&quot;;[.$F$4]; &quot;&quot;&quot;: &quot;; [.F18])" office:value-type="string" office:string-value="&quot;14&quot;: 6" calcext:value-type="string">
            <text:p>"14": 6</text:p>
          </table:table-cell>
          <table:table-cell table:style-name="ce100"/>
          <table:table-cell table:style-name="ce100" table:formula="of:=COM.MICROSOFT.CONCAT(&quot;&quot;&quot;&quot;;[.$B$4]; &quot;&quot;&quot;: &quot;; [.H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I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J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L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N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O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P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Q18])" office:value-type="string" office:string-value="&quot;13&quot;: 1" calcext:value-type="string">
            <text:p>"13": 1</text:p>
          </table:table-cell>
          <table:table-cell table:style-name="ce100" table:formula="of:=COM.MICROSOFT.CONCAT(&quot;&quot;&quot;&quot;;[.$F$4]; &quot;&quot;&quot;: &quot;; [.R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T18])" office:value-type="string" office:string-value="&quot;10&quot;: 5" calcext:value-type="string">
            <text:p>"10": 5</text:p>
          </table:table-cell>
          <table:table-cell table:style-name="ce100" table:formula="of:=COM.MICROSOFT.CONCAT(&quot;&quot;&quot;&quot;;[.$C$4]; &quot;&quot;&quot;: &quot;; [.U18])" office:value-type="string" office:string-value="&quot;11&quot;: 4" calcext:value-type="string">
            <text:p>"11": 4</text:p>
          </table:table-cell>
          <table:table-cell table:style-name="ce100" table:formula="of:=COM.MICROSOFT.CONCAT(&quot;&quot;&quot;&quot;;[.$D$4]; &quot;&quot;&quot;: &quot;; [.V18])" office:value-type="string" office:string-value="&quot;12&quot;: 4" calcext:value-type="string">
            <text:p>"12": 4</text:p>
          </table:table-cell>
          <table:table-cell table:style-name="ce100" table:formula="of:=COM.MICROSOFT.CONCAT(&quot;&quot;&quot;&quot;;[.$E$4]; &quot;&quot;&quot;: &quot;; [.W18])" office:value-type="string" office:string-value="&quot;13&quot;: 2" calcext:value-type="string">
            <text:p>"13": 2</text:p>
          </table:table-cell>
          <table:table-cell table:style-name="ce100" table:formula="of:=COM.MICROSOFT.CONCAT(&quot;&quot;&quot;&quot;;[.$F$4]; &quot;&quot;&quot;: &quot;; [.X18])" office:value-type="string" office:string-value="&quot;14&quot;: 5" calcext:value-type="string">
            <text:p>"14": 5</text:p>
          </table:table-cell>
          <table:table-cell table:style-name="ce100"/>
          <table:table-cell table:style-name="ce100" table:formula="of:=COM.MICROSOFT.CONCAT(&quot;&quot;&quot;&quot;;[.$B$4]; &quot;&quot;&quot;: &quot;; [.Z18])" office:value-type="string" office:string-value="&quot;10&quot;: 6" calcext:value-type="string">
            <text:p>"10": 6</text:p>
          </table:table-cell>
          <table:table-cell table:style-name="ce100" table:formula="of:=COM.MICROSOFT.CONCAT(&quot;&quot;&quot;&quot;;[.$C$4]; &quot;&quot;&quot;: &quot;; [.AA18])" office:value-type="string" office:string-value="&quot;11&quot;: 6" calcext:value-type="string">
            <text:p>"11": 6</text:p>
          </table:table-cell>
          <table:table-cell table:style-name="ce100" table:formula="of:=COM.MICROSOFT.CONCAT(&quot;&quot;&quot;&quot;;[.$D$4]; &quot;&quot;&quot;: &quot;; [.AB18])" office:value-type="string" office:string-value="&quot;12&quot;: 6" calcext:value-type="string">
            <text:p>"12": 6</text:p>
          </table:table-cell>
          <table:table-cell table:style-name="ce100" table:formula="of:=COM.MICROSOFT.CONCAT(&quot;&quot;&quot;&quot;;[.$E$4]; &quot;&quot;&quot;: &quot;; [.AC18])" office:value-type="string" office:string-value="&quot;13&quot;: 6" calcext:value-type="string">
            <text:p>"13": 6</text:p>
          </table:table-cell>
          <table:table-cell table:style-name="ce100" table:formula="of:=COM.MICROSOFT.CONCAT(&quot;&quot;&quot;&quot;;[.$F$4]; &quot;&quot;&quot;: &quot;; [.AD18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16:.AF20])" office:value-type="string" office:string-value="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" calcext:value-type="string">
            <text:p>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5}, "8": { "0": 6, "1": 2, "2": 1, "3": 4, "4": 6, "5": 3, "6": 1, "7": 1, "8": 1, "9": 3, "10": 5, "11": 4, "12": 4, "13": 2, "14": 5}, "9": { "0": 6, "1": 4, "2": 3, "3": 2, "4": 5, "5": 3, "6": 2, "7": 2, "8": 1, "9": 3, "10": 6, "11": 6, "12": 6, "13": 6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8" table:number-columns-repeated="5"/>
          <table:table-cell/>
          <table:table-cell table:style-name="ce98" table:number-columns-repeated="5"/>
          <table:table-cell/>
          <table:table-cell table:style-name="ce98" table:number-columns-repeated="11"/>
          <table:table-cell/>
          <table:table-cell table:style-name="ce98" table:number-columns-repeated="5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 table:style-name="ce114" office:value-type="float" office:value="6" calcext:value-type="float">
            <text:p>6</text:p>
          </table:table-cell>
          <table:table-cell table:style-name="ce98"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 table:style-name="ce114" office:value-type="float" office:value="4" calcext:value-type="float">
            <text:p>4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" calcext:value-type="string">
            <text:p>"10": { "0": 6, "1": 6, "2": 4, "3": 5, "4": 6, "5": 6, "6": 2, "7": 1, "8": 1, "9": 4, "10": 5, "11": 1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90" office:value-type="float" office:value="6" calcext:value-type="float">
            <text:p>6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98"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" calcext:value-type="string">
            <text:p>"11": { "0": 6, "1": 4, "2": 5, "3": 5, "4": 6, "5": 3, "6": 2, "7": 1, "8": 1, "9": 4, "10": 2, "11": 4, "12": 1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9" table:formula="of:=[.AT4]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89" table:formula="of:=[.AU4]" office:value-type="float" office:value="4" calcext:value-type="float">
            <text:p>4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89" table:formula="of:=[.AV4]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98"/>
          <table:table-cell table:style-name="ce121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89" table:formula="of:=[.AW4]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89" table:formula="of:=[.AX4]" office:value-type="float" office:value="5" calcext:value-type="float">
            <text:p>5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" calcext:value-type="string">
            <text:p>"12": { "0": 6, "1": 6, "2": 4, "3": 6, "4": 6, "5": 4, "6": 2, "7": 2, "8": 2, "9": 3, "10": 2, "11": 1, "12": 4, "13": 1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2" table:number-columns-repeated="29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" calcext:value-type="string">
            <text:p>"13": { "0": 6, "1": 6, "2": 5, "3": 3, "4": 6, "5": 4, "6": 1, "7": 1, "8": 2, "9": 3, "10": 3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2]; &quot;&quot;&quot;: &quot;; [.B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C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D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E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F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H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03" table:formula="of:=COM.MICROSOFT.CONCAT(&quot;&quot;&quot;&quot;;[.$D$2]; &quot;&quot;&quot;: &quot;; [.J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K24])" office:value-type="string" office:string-value="&quot;3&quot;: 5" calcext:value-type="string">
            <text:p>"3": 5</text:p>
          </table:table-cell>
          <table:table-cell table:style-name="ce103" table:formula="of:=COM.MICROSOFT.CONCAT(&quot;&quot;&quot;&quot;;[.$F$2]; &quot;&quot;&quot;: &quot;; [.L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N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O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P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Q24])" office:value-type="string" office:string-value="&quot;3&quot;: 6" calcext:value-type="string">
            <text:p>"3": 6</text:p>
          </table:table-cell>
          <table:table-cell table:style-name="ce103" table:formula="of:=COM.MICROSOFT.CONCAT(&quot;&quot;&quot;&quot;;[.$F$2]; &quot;&quot;&quot;: &quot;; [.R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T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U24])" office:value-type="string" office:string-value="&quot;1&quot;: 6" calcext:value-type="string">
            <text:p>"1": 6</text:p>
          </table:table-cell>
          <table:table-cell table:style-name="ce103" table:formula="of:=COM.MICROSOFT.CONCAT(&quot;&quot;&quot;&quot;;[.$D$2]; &quot;&quot;&quot;: &quot;; [.V24])" office:value-type="string" office:string-value="&quot;2&quot;: 5" calcext:value-type="string">
            <text:p>"2": 5</text:p>
          </table:table-cell>
          <table:table-cell table:style-name="ce103" table:formula="of:=COM.MICROSOFT.CONCAT(&quot;&quot;&quot;&quot;;[.$E$2]; &quot;&quot;&quot;: &quot;; [.W24])" office:value-type="string" office:string-value="&quot;3&quot;: 3" calcext:value-type="string">
            <text:p>"3": 3</text:p>
          </table:table-cell>
          <table:table-cell table:style-name="ce103" table:formula="of:=COM.MICROSOFT.CONCAT(&quot;&quot;&quot;&quot;;[.$F$2]; &quot;&quot;&quot;: &quot;; [.X24])" office:value-type="string" office:string-value="&quot;4&quot;: 6" calcext:value-type="string">
            <text:p>"4": 6</text:p>
          </table:table-cell>
          <table:table-cell table:style-name="ce103"/>
          <table:table-cell table:style-name="ce103" table:formula="of:=COM.MICROSOFT.CONCAT(&quot;&quot;&quot;&quot;;[.$B$2]; &quot;&quot;&quot;: &quot;; [.Z24])" office:value-type="string" office:string-value="&quot;0&quot;: 6" calcext:value-type="string">
            <text:p>"0": 6</text:p>
          </table:table-cell>
          <table:table-cell table:style-name="ce103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03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03" table:formula="of:=COM.MICROSOFT.CONCAT(&quot;&quot;&quot;&quot;;[.$E$2]; &quot;&quot;&quot;: &quot;; [.AC24])" office:value-type="string" office:string-value="&quot;3&quot;: 4" calcext:value-type="string">
            <text:p>"3": 4</text:p>
          </table:table-cell>
          <table:table-cell table:style-name="ce103" table:formula="of:=COM.MICROSOFT.CONCAT(&quot;&quot;&quot;&quot;;[.$F$2]; &quot;&quot;&quot;: &quot;; [.AD24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3]; &quot;&quot;&quot;: &quot;; [.B25])" office:value-type="string" office:string-value="&quot;5&quot;: 6" calcext:value-type="string">
            <text:p>"5": 6</text:p>
          </table:table-cell>
          <table:table-cell table:style-name="ce103" table:formula="of:=COM.MICROSOFT.CONCAT(&quot;&quot;&quot;&quot;;[.$C$3]; &quot;&quot;&quot;: &quot;; [.C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03" table:formula="of:=COM.MICROSOFT.CONCAT(&quot;&quot;&quot;&quot;;[.$C$3]; &quot;&quot;&quot;: &quot;; [.I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03"/>
          <table:table-cell table:style-name="ce103" table:formula="of:=COM.MICROSOFT.CONCAT(&quot;&quot;&quot;&quot;;[.$B$3]; &quot;&quot;&quot;: &quot;; [.N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03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R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T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03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W25])" office:value-type="string" office:string-value="&quot;8&quot;: 2" calcext:value-type="string">
            <text:p>"8": 2</text:p>
          </table:table-cell>
          <table:table-cell table:style-name="ce103" table:formula="of:=COM.MICROSOFT.CONCAT(&quot;&quot;&quot;&quot;;[.$F$3]; &quot;&quot;&quot;: &quot;; [.X25])" office:value-type="string" office:string-value="&quot;9&quot;: 3" calcext:value-type="string">
            <text:p>"9": 3</text:p>
          </table:table-cell>
          <table:table-cell table:style-name="ce103"/>
          <table:table-cell table:style-name="ce103" table:formula="of:=COM.MICROSOFT.CONCAT(&quot;&quot;&quot;&quot;;[.$B$3]; &quot;&quot;&quot;: &quot;; [.Z25])" office:value-type="string" office:string-value="&quot;5&quot;: 4" calcext:value-type="string">
            <text:p>"5": 4</text:p>
          </table:table-cell>
          <table:table-cell table:style-name="ce103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03" table:formula="of:=COM.MICROSOFT.CONCAT(&quot;&quot;&quot;&quot;;[.$D$3]; &quot;&quot;&quot;: &quot;; [.AB25])" office:value-type="string" office:string-value="&quot;7&quot;: 1" calcext:value-type="string">
            <text:p>"7": 1</text:p>
          </table:table-cell>
          <table:table-cell table:style-name="ce103" table:formula="of:=COM.MICROSOFT.CONCAT(&quot;&quot;&quot;&quot;;[.$E$3]; &quot;&quot;&quot;: &quot;; [.AC25])" office:value-type="string" office:string-value="&quot;8&quot;: 1" calcext:value-type="string">
            <text:p>"8": 1</text:p>
          </table:table-cell>
          <table:table-cell table:style-name="ce103" table:formula="of:=COM.MICROSOFT.CONCAT(&quot;&quot;&quot;&quot;;[.$F$3]; &quot;&quot;&quot;: &quot;; [.AD25])" office:value-type="string" office:string-value="&quot;9&quot;: 2" calcext:value-type="string">
            <text:p>"9": 2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03" table:formula="of:=COM.MICROSOFT.CONCAT(&quot;&quot;&quot;&quot;;[.$B$4]; &quot;&quot;&quot;: &quot;; [.B26])" office:value-type="string" office:string-value="&quot;10&quot;: 5" calcext:value-type="string">
            <text:p>"10": 5</text:p>
          </table:table-cell>
          <table:table-cell table:style-name="ce103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F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H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I26])" office:value-type="string" office:string-value="&quot;11&quot;: 4" calcext:value-type="string">
            <text:p>"11": 4</text:p>
          </table:table-cell>
          <table:table-cell table:style-name="ce103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L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N26])" office:value-type="string" office:string-value="&quot;10&quot;: 2" calcext:value-type="string">
            <text:p>"10": 2</text:p>
          </table:table-cell>
          <table:table-cell table:style-name="ce103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P26])" office:value-type="string" office:string-value="&quot;12&quot;: 4" calcext:value-type="string">
            <text:p>"12": 4</text:p>
          </table:table-cell>
          <table:table-cell table:style-name="ce103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R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T26])" office:value-type="string" office:string-value="&quot;10&quot;: 3" calcext:value-type="string">
            <text:p>"10": 3</text:p>
          </table:table-cell>
          <table:table-cell table:style-name="ce103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03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03"/>
          <table:table-cell table:style-name="ce103" table:formula="of:=COM.MICROSOFT.CONCAT(&quot;&quot;&quot;&quot;;[.$B$4]; &quot;&quot;&quot;: &quot;; [.Z26])" office:value-type="string" office:string-value="&quot;10&quot;: 4" calcext:value-type="string">
            <text:p>"10": 4</text:p>
          </table:table-cell>
          <table:table-cell table:style-name="ce103" table:formula="of:=COM.MICROSOFT.CONCAT(&quot;&quot;&quot;&quot;;[.$C$4]; &quot;&quot;&quot;: &quot;; [.AA26])" office:value-type="string" office:string-value="&quot;11&quot;: 1" calcext:value-type="string">
            <text:p>"11": 1</text:p>
          </table:table-cell>
          <table:table-cell table:style-name="ce103" table:formula="of:=COM.MICROSOFT.CONCAT(&quot;&quot;&quot;&quot;;[.$D$4]; &quot;&quot;&quot;: &quot;; [.AB26])" office:value-type="string" office:string-value="&quot;12&quot;: 1" calcext:value-type="string">
            <text:p>"12": 1</text:p>
          </table:table-cell>
          <table:table-cell table:style-name="ce103" table:formula="of:=COM.MICROSOFT.CONCAT(&quot;&quot;&quot;&quot;;[.$E$4]; &quot;&quot;&quot;: &quot;; [.AC26])" office:value-type="string" office:string-value="&quot;13&quot;: 1" calcext:value-type="string">
            <text:p>"13": 1</text:p>
          </table:table-cell>
          <table:table-cell table:style-name="ce103" table:formula="of:=COM.MICROSOFT.CONCAT(&quot;&quot;&quot;&quot;;[.$F$4]; &quot;&quot;&quot;: &quot;; [.AD26])" office:value-type="string" office:string-value="&quot;14&quot;: 5" calcext:value-type="string">
            <text:p>"14": 5</text:p>
          </table:table-cell>
          <table:table-cell/>
          <table:table-cell table:formula="of:=COM.MICROSOFT.TEXTJOIN(&quot;, &quot;;TRUE();[.AF24:.AF28])" office:value-type="string" office:string-value="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" calcext:value-type="string">
            <text:p>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4" table:formula="of:=COM.MICROSOFT.CONCAT(&quot;{&quot;; COM.MICROSOFT.TEXTJOIN(&quot;, &quot;;TRUE();[.AF14]; [.AF22]; [.AF30]);&quot;}&quot;)" office:value-type="string" office:string-value="{&quot;0&quot;: { &quot;0&quot;: 6, &quot;1&quot;: 1, &quot;2&quot;: 1, &quot;3&quot;: 1, &quot;4&quot;: 3, &quot;5&quot;: 6, &quot;6&quot;: 4, &quot;7&quot;: 3, &quot;8&quot;: 1, &quot;9&quot;: 4, &quot;10&quot;: 6, &quot;11&quot;: 6, &quot;12&quot;: 6, &quot;13&quot;: 6, &quot;14&quot;: 6}, &quot;1&quot;: { &quot;0&quot;: 5, &quot;1&quot;: 3, &quot;2&quot;: 1, &quot;3&quot;: 1, &quot;4&quot;: 5, &quot;5&quot;: 5, &quot;6&quot;: 3, &quot;7&quot;: 2, &quot;8&quot;: 1, &quot;9&quot;: 5, &quot;10&quot;: 6, &quot;11&quot;: 6, &quot;12&quot;: 6, &quot;13&quot;: 6, &quot;14&quot;: 6}, &quot;2&quot;: { &quot;0&quot;: 5, &quot;1&quot;: 1, &quot;2&quot;: 2, &quot;3&quot;: 2, &quot;4&quot;: 5, &quot;5&quot;: 3, &quot;6&quot;: 2, &quot;7&quot;: 2, &quot;8&quot;: 1, &quot;9&quot;: 4, &quot;10&quot;: 6, &quot;11&quot;: 6, &quot;12&quot;: 6, &quot;13&quot;: 6, &quot;14&quot;: 6}, &quot;3&quot;: { &quot;0&quot;: 4, &quot;1&quot;: 1, &quot;2&quot;: 1, &quot;3&quot;: 4, &quot;4&quot;: 4, &quot;5&quot;: 4, &quot;6&quot;: 3, &quot;7&quot;: 2, &quot;8&quot;: 2, &quot;9&quot;: 3, &quot;10&quot;: 6, &quot;11&quot;: 6, &quot;12&quot;: 6, &quot;13&quot;: 6, &quot;14&quot;: 6}, &quot;4&quot;: { &quot;0&quot;: 5, &quot;1&quot;: 2, &quot;2&quot;: 2, &quot;3&quot;: 1, &quot;4&quot;: 6, &quot;5&quot;: 4, &quot;6&quot;: 3, &quot;7&quot;: 3, &quot;8&quot;: 3, &quot;9&quot;: 3, &quot;10&quot;: 6, &quot;11&quot;: 6, &quot;12&quot;: 6, &quot;13&quot;: 6, &quot;14&quot;: 6}, &quot;5&quot;: { &quot;0&quot;: 6, &quot;1&quot;: 3, &quot;2&quot;: 2, &quot;3&quot;: 4, &quot;4&quot;: 6, &quot;5&quot;: 3, &quot;6&quot;: 1, &quot;7&quot;: 1, &quot;8&quot;: 1, &quot;9&quot;: 3, &quot;10&quot;: 6, &quot;11&quot;: 5, &quot;12&quot;: 3, &quot;13&quot;: 3, &quot;14&quot;: 6}, &quot;6&quot;: { &quot;0&quot;: 6, &quot;1&quot;: 3, &quot;2&quot;: 1, &quot;3&quot;: 4, &quot;4&quot;: 6, &quot;5&quot;: 3, &quot;6&quot;: 1, &quot;7&quot;: 1, &quot;8&quot;: 1, &quot;9&quot;: 3, &quot;10&quot;: 5, &quot;11&quot;: 4, &quot;12&quot;: 4, &quot;13&quot;: 2, &quot;14&quot;: 5}, &quot;7&quot;: { &quot;0&quot;: 6, &quot;1&quot;: 3, &quot;2&quot;: 2, &quot;3&quot;: 4, &quot;4&quot;: 6, &quot;5&quot;: 3, &quot;6&quot;: 1, &quot;7&quot;: 1, &quot;8&quot;: 1, &quot;9&quot;: 3, &quot;10&quot;: 5, &quot;11&quot;: 4, &quot;12&quot;: 4, &quot;13&quot;: 1, &quot;14&quot;: 5}, &quot;8&quot;: { &quot;0&quot;: 6, &quot;1&quot;: 2, &quot;2&quot;: 1, &quot;3&quot;: 4, &quot;4&quot;: 6, &quot;5&quot;: 3, &quot;6&quot;: 1, &quot;7&quot;: 1, &quot;8&quot;: 1, &quot;9&quot;: 3, &quot;10&quot;: 5, &quot;11&quot;: 4, &quot;12&quot;: 4, &quot;13&quot;: 2, &quot;14&quot;: 5}, &quot;9&quot;: { &quot;0&quot;: 6, &quot;1&quot;: 4, &quot;2&quot;: 3, &quot;3&quot;: 2, &quot;4&quot;: 5, &quot;5&quot;: 3, &quot;6&quot;: 2, &quot;7&quot;: 2, &quot;8&quot;: 1, &quot;9&quot;: 3, &quot;10&quot;: 6, &quot;11&quot;: 6, &quot;12&quot;: 6, &quot;13&quot;: 6, &quot;14&quot;: 5}, &quot;10&quot;: { &quot;0&quot;: 6, &quot;1&quot;: 6, &quot;2&quot;: 4, &quot;3&quot;: 5, &quot;4&quot;: 6, &quot;5&quot;: 6, &quot;6&quot;: 2, &quot;7&quot;: 1, &quot;8&quot;: 1, &quot;9&quot;: 4, &quot;10&quot;: 5, &quot;11&quot;: 1, &quot;12&quot;: 1, &quot;13&quot;: 1, &quot;14&quot;: 3}, &quot;11&quot;: { &quot;0&quot;: 6, &quot;1&quot;: 4, &quot;2&quot;: 5, &quot;3&quot;: 5, &quot;4&quot;: 6, &quot;5&quot;: 3, &quot;6&quot;: 2, &quot;7&quot;: 1, &quot;8&quot;: 1, &quot;9&quot;: 4, &quot;10&quot;: 2, &quot;11&quot;: 4, &quot;12&quot;: 1, &quot;13&quot;: 1, &quot;14&quot;: 3}, &quot;12&quot;: { &quot;0&quot;: 6, &quot;1&quot;: 6, &quot;2&quot;: 4, &quot;3&quot;: 6, &quot;4&quot;: 6, &quot;5&quot;: 4, &quot;6&quot;: 2, &quot;7&quot;: 2, &quot;8&quot;: 2, &quot;9&quot;: 3, &quot;10&quot;: 2, &quot;11&quot;: 1, &quot;12&quot;: 4, &quot;13&quot;: 1, &quot;14&quot;: 3}, &quot;13&quot;: { &quot;0&quot;: 6, &quot;1&quot;: 6, &quot;2&quot;: 5, &quot;3&quot;: 3, &quot;4&quot;: 6, &quot;5&quot;: 4, &quot;6&quot;: 1, &quot;7&quot;: 1, &quot;8&quot;: 2, &quot;9&quot;: 3, &quot;10&quot;: 3, &quot;11&quot;: 1, &quot;12&quot;: 1, &quot;13&quot;: 2, &quot;14&quot;: 3}, &quot;14&quot;: { &quot;0&quot;: 6, &quot;1&quot;: 5, &quot;2&quot;: 4, &quot;3&quot;: 4, &quot;4&quot;: 4, &quot;5&quot;: 4, &quot;6&quot;: 2, &quot;7&quot;: 1, &quot;8&quot;: 1, &quot;9&quot;: 2, &quot;10&quot;: 4, &quot;11&quot;: 1, &quot;12&quot;: 1, &quot;13&quot;: 1, &quot;14&quot;: 5}}" calcext:value-type="string">
            <text:p>{"0": { "0": 6, "1": 1, "2": 1, "3": 1, "4": 3, "5": 6, "6": 4, "7": 3, "8": 1, "9": 4, "10": 6, "11": 6, "12": 6, "13": 6, "14": 6}, "1": { "0": 5, "1": 3, "2": 1, "3": 1, "4": 5, "5": 5, "6": 3, "7": 2, "8": 1, "9": 5, "10": 6, "11": 6, "12": 6, "13": 6, "14": 6}, "2": { "0": 5, "1": 1, "2": 2, "3": 2, "4": 5, "5": 3, "6": 2, "7": 2, "8": 1, "9": 4, "10": 6, "11": 6, "12": 6, "13": 6, "14": 6}, "3": { "0": 4, "1": 1, "2": 1, "3": 4, "4": 4, "5": 4, "6": 3, "7": 2, "8": 2, "9": 3, "10": 6, "11": 6, "12": 6, "13": 6, "14": 6}, "4": { "0": 5, "1": 2, "2": 2, "3": 1, "4": 6, "5": 4, "6": 3, "7": 3, "8": 3, "9": 3, "10": 6, "11": 6, "12": 6, "13": 6, "14": 6}, "5": { "0": 6, "1": 3, "2": 2, "3": 4, "4": 6, "5": 3, "6": 1, "7": 1, "8": 1, "9": 3, "10": 6, "11": 5, "12": 3, "13": 3, "14": 6}, "6": { "0": 6, "1": 3, "2": 1, "3": 4, "4": 6, "5": 3, "6": 1, "7": 1, "8": 1, "9": 3, "10": 5, "11": 4, "12": 4, "13": 2, "14": 5}, "7": { "0": 6, "1": 3, "2": 2, "3": 4, "4": 6, "5": 3, "6": 1, "7": 1, "8": 1, "9": 3, "10": 5, "11": 4, "12": 4, "13": 1, "14": 5}, "8": { "0": 6, "1": 2, "2": 1, "3": 4, "4": 6, "5": 3, "6": 1, "7": 1, "8": 1, "9": 3, "10": 5, "11": 4, "12": 4, "13": 2, "14": 5}, "9": { "0": 6, "1": 4, "2": 3, "3": 2, "4": 5, "5": 3, "6": 2, "7": 2, "8": 1, "9": 3, "10": 6, "11": 6, "12": 6, "13": 6, "14": 5}, "10": { "0": 6, "1": 6, "2": 4, "3": 5, "4": 6, "5": 6, "6": 2, "7": 1, "8": 1, "9": 4, "10": 5, "11": 1, "12": 1, "13": 1, "14": 3}, "11": { "0": 6, "1": 4, "2": 5, "3": 5, "4": 6, "5": 3, "6": 2, "7": 1, "8": 1, "9": 4, "10": 2, "11": 4, "12": 1, "13": 1, "14": 3}, "12": { "0": 6, "1": 6, "2": 4, "3": 6, "4": 6, "5": 4, "6": 2, "7": 2, "8": 2, "9": 3, "10": 2, "11": 1, "12": 4, "13": 1, "14": 3}, "13": { "0": 6, "1": 6, "2": 5, "3": 3, "4": 6, "5": 4, "6": 1, "7": 1, "8": 2, "9": 3, "10": 3, "11": 1, "12": 1, "13": 2, "14": 3}, "14": { "0": 6, "1": 5, "2": 4, "3": 4, "4": 4, "5": 4, "6": 2, "7": 1, "8": 1, "9": 2, "10": 4, "11": 1, "12": 1, "13": 1, "14": 5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16:31:12.48810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4-26T22:09:35.589631700</dc:date>
    <meta:generator>LibreOffice/26.2.0.3$Windows_X86_64 LibreOffice_project/620$Build-3</meta:generator>
    <meta:editing-duration>PT6H38M16S</meta:editing-duration>
    <meta:editing-cycles>49</meta:editing-cycles>
    <meta:document-statistic meta:table-count="1" meta:cell-count="529" meta:object-count="0"/>
    <meta:user-defined meta:name="AppVersion">16.0300</meta:user-defined>
  </office:meta>
</office:document-meta>
</file>